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ea5f9" officeooo:paragraph-rsid="000ea5f9"/>
    </style:style>
    <style:style style:name="P2" style:family="paragraph" style:parent-style-name="Standard">
      <style:text-properties officeooo:rsid="000f276f" officeooo:paragraph-rsid="000f276f"/>
    </style:style>
    <style:style style:name="P3" style:family="paragraph" style:parent-style-name="Standard">
      <style:text-properties officeooo:rsid="00107f30" officeooo:paragraph-rsid="00107f30"/>
    </style:style>
    <style:style style:name="P4" style:family="paragraph" style:parent-style-name="Standard">
      <style:text-properties officeooo:rsid="00136d8e" officeooo:paragraph-rsid="00136d8e"/>
    </style:style>
    <style:style style:name="T1" style:family="text">
      <style:text-properties officeooo:rsid="00107f30"/>
    </style:style>
    <style:style style:name="T2" style:family="text">
      <style:text-properties officeooo:rsid="0011d444"/>
    </style:style>
    <style:style style:name="T3" style:family="text">
      <style:text-properties officeooo:rsid="00132b0f"/>
    </style:style>
    <style:style style:name="T4" style:family="text">
      <style:text-properties officeooo:rsid="00136d8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hr geehrte Frau G<text:span text:style-name="T4">aue</text:span>r,</text:p>
      <text:p text:style-name="P1"/>
      <text:p text:style-name="P1">ich möchte Ihnen gerne meine Situation erklären. Mein Mann und ich leben zusammen in der Karl-Kihn-Str. 4 in Hanau seit mehr als zwei Jahren.</text:p>
      <text:p text:style-name="P1"/>
      <text:p text:style-name="P1">Als wir zwei Jahre zuvor dort eingezogen sind, hat mein Mann bestätigt, dass er den Mietvertrag unterschreibt und die Zahlungen von seinem Konto abgehen und dass wir uns beide in Hanau anmelden könnten. Nun hat er sich aber auf meine Anfrage geweigert, mir die entsprechenden Dokumente zur Verfügung zu stellen, er kooperiert mit mir <text:span text:style-name="T2">überhaupt </text:span>nicht. Vor diesem Hintergrund kann ich nun ohne diese Dokumente weder eine Niederlassungserlaubnis, noch ein ne<text:span text:style-name="T2">ue</text:span>s Studierendenvisum beantragen. </text:p>
      <text:p text:style-name="P1"/>
      <text:p text:style-name="P1">Aufgrund dieser verfahrenen Situation habe ich Sie gebeten, mir ein Studierendenvisum auszustellen, damit ich meine Thesis schreiben und parallel dazu einen Studierendenjob annehmen kann, welcher mir helfen wird, meine Fixkosten zu decken. Darüber hinaus habe ich auch einen Bank<text:span text:style-name="T2">konto</text:span> mit der gewünschten blockierten Summe eröffnet. In Ihrer letzten Email haben Sie jedoch auch nach dem Mietvertrag und einem Kontoauszug für die Mietzahlungen gefragt und mein Mann ist auch hier wieder nicht bereit, mir diese Dokumente zur Verfügung zu stellen. Er h<text:span text:style-name="T2">ält</text:span> alle seine Dokumente in seinem Büro unter Verschluss und offensichtlich habe ich dort keine Zugangsmöglichkeit. </text:p>
      <text:p text:style-name="P1"/>
      <text:p text:style-name="P2">Was ich Ihnen bereit stellen könnte sind sein Ausweis und seine Niederlassungserlaubnis. Ich bin au<text:span text:style-name="T3">ß</text:span>erdem Anfang des Jahres mit ihm zur Ausländerbehörde mitgegangen, da ich besser deutsch kann und zu dieser Zeit hat er die Dokumente abgegeben, welche Sie von mir <text:span text:style-name="T3">jetzt </text:span>benötigen. Ich kann mich auch an die Sachbearbeiterin erinnern, mit der ich als Frau meines Mannes gesprochen hatte, Frau Julia Beutel.</text:p>
      <text:p text:style-name="P2"/>
      <text:p text:style-name="P2">Es ist im Moment unmöglich, dass ich von ihm die entsprechenden Dokumente bekomme, obwohl wir noch zusammen leben. Wenn es für Sie möglich ist, möchte ich gerne anfragen, ob Sie vielleicht als Autoritätsperson die fehlenden Dokumente (Mietvertrag/Kontoauszug über Mietzahlung) von meinem Mann erbitten könnten. Die Situation ist für mich sehr belastend, da ich für ein Studierendenvisum weiterhin Dokumente von ihm benötige; <text:span text:style-name="T1">ich hatte gehofft, dass ich hiermit unabhängig von ihm das Studium beenden könnte. Aber ohne seine Unterstützung komme ich nicht weiter.</text:span></text:p>
      <text:p text:style-name="P2"/>
      <text:p text:style-name="P3">Ich brauche Ihre Unterstützung und Hilfe in dieser Situation. Jegliche Dokumente, die mein Studium, Studentenjob bzw. die finanziellen Rücklagen betreffen, kann ich Ihnen zur Verfügung stellen aber leider keine, die von meinem Mann abhängig sind. </text:p>
      <text:p text:style-name="P3"/>
      <text:p text:style-name="P4">Für Ihre Hilfe bin ich sehr dankbar.</text:p>
      <text:p text:style-name="P4">Mit freundlichen Grüßen</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9-10T14:12:02.017000000</meta:creation-date>
    <dc:date>2024-09-10T14:43:58.175000000</dc:date>
    <meta:editing-duration>PT20M44S</meta:editing-duration>
    <meta:editing-cycles>6</meta:editing-cycles>
    <meta:generator>LibreOffice/7.2.3.2$Windows_X86_64 LibreOffice_project/d166454616c1632304285822f9c83ce2e660fd92</meta:generator>
    <meta:document-statistic meta:table-count="0" meta:image-count="0" meta:object-count="0" meta:page-count="1" meta:paragraph-count="9" meta:word-count="387" meta:character-count="2591" meta:non-whitespace-character-count="2210"/>
  </office:meta>
</office:document-meta>
</file>